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9" table:default-cell-style-name="Default"/>
        <table:table-row table:style-name="ro1">
          <table:table-cell office:value-type="string" calcext:value-type="string">
            <text:p>uri</text:p>
          </table:table-cell>
          <table:table-cell office:value-type="string" calcext:value-type="string">
            <text:p>workAuthor</text:p>
          </table:table-cell>
          <table:table-cell office:value-type="string" calcext:value-type="string">
            <text:p>sourceUriWorkAuthor</text:p>
          </table:table-cell>
          <table:table-cell office:value-type="string" calcext:value-type="string">
            <text:p>work</text:p>
          </table:table-cell>
          <table:table-cell office:value-type="string" calcext:value-type="string">
            <text:p>workUrn</text:p>
          </table:table-cell>
          <table:table-cell office:value-type="string" calcext:value-type="string">
            <text:p>workUriBase</text:p>
          </table:table-cell>
          <table:table-cell office:value-type="string" calcext:value-type="string">
            <text:p>citedRangeWork</text:p>
          </table:table-cell>
          <table:table-cell office:value-type="string" calcext:value-type="string">
            <text:p>creationDate</text:p>
          </table:table-cell>
          <table:table-cell office:value-type="string" calcext:value-type="string">
            <text:p>creationLocation</text:p>
          </table:table-cell>
          <table:table-cell office:value-type="string" calcext:value-type="string">
            <text:p>creationLocationUri</text:p>
          </table:table-cell>
          <table:table-cell office:value-type="string" calcext:value-type="string">
            <text:p>workLang</text:p>
          </table:table-cell>
          <table:table-cell office:value-type="string" calcext:value-type="string">
            <text:p>catRef</text:p>
          </table:table-cell>
          <table:table-cell office:value-type="string" calcext:value-type="string">
            <text:p>isContainer</text:p>
          </table:table-cell>
          <table:table-cell office:value-type="string" calcext:value-type="string">
            <text:p>isIndirectReference</text:p>
          </table:table-cell>
          <table:table-cell office:value-type="string" calcext:value-type="string">
            <text:p>edition1</text:p>
          </table:table-cell>
          <table:table-cell office:value-type="string" calcext:value-type="string">
            <text:p>edition1_typosCorrected</text:p>
          </table:table-cell>
          <table:table-cell office:value-type="string" calcext:value-type="string">
            <text:p>edition1SourceUri</text:p>
          </table:table-cell>
          <table:table-cell office:value-type="string" calcext:value-type="string">
            <text:p>edition1CitedRange</text:p>
          </table:table-cell>
          <table:table-cell office:value-type="string" calcext:value-type="string">
            <text:p>edition1Link</text:p>
          </table:table-cell>
          <table:table-cell office:value-type="string" calcext:value-type="string">
            <text:p>edition1Lang</text:p>
          </table:table-cell>
          <table:table-cell office:value-type="string" calcext:value-type="string">
            <text:p>printedEdition1Uri</text:p>
          </table:table-cell>
          <table:table-cell office:value-type="string" calcext:value-type="string">
            <text:p>translation1</text:p>
          </table:table-cell>
          <table:table-cell office:value-type="string" calcext:value-type="string">
            <text:p>translation1_typosCorrected</text:p>
          </table:table-cell>
          <table:table-cell office:value-type="string" calcext:value-type="string">
            <text:p>translation1SourceUri</text:p>
          </table:table-cell>
          <table:table-cell office:value-type="string" calcext:value-type="string">
            <text:p>translation1CitedRange</text:p>
          </table:table-cell>
          <table:table-cell office:value-type="string" calcext:value-type="string">
            <text:p>translation1Link</text:p>
          </table:table-cell>
          <table:table-cell office:value-type="string" calcext:value-type="string">
            <text:p>translation1Lang</text:p>
          </table:table-cell>
          <table:table-cell office:value-type="string" calcext:value-type="string">
            <text:p>printedTranslation1Uri</text:p>
          </table:table-cell>
          <table:table-cell office:value-type="string" calcext:value-type="string">
            <text:p>added_by</text:p>
          </table:table-cell>
        </table:table-row>
        <table:table-row table:style-name="ro1">
          <table:table-cell table:number-columns-repeated="3"/>
          <table:table-cell office:value-type="string" calcext:value-type="string">
            <text:p>Apostolicae constitutiones</text:p>
          </table:table-cell>
          <table:table-cell table:number-columns-repeated="2"/>
          <table:table-cell office:value-type="float" office:value="46" calcext:value-type="float">
            <text:p>46</text:p>
          </table:table-cell>
          <table:table-cell table:number-columns-repeated="3"/>
          <table:table-cell office:value-type="string" calcext:value-type="string">
            <text:p>Greek</text:p>
          </table:table-cell>
          <table:table-cell table:number-columns-repeated="3"/>
          <table:table-cell office:value-type="string" calcext:value-type="string">
            <text:p>"Περί δε των υφ' ημών χειροτονηθέντων επισκόπων εν τη ζωή τη ημετέρα γνωρίζομεν υμίν, ότι εισιν ουτοι. Ιεροσολύμων μεν Ιάκωβος ο του κυρίου αδελφός, ου τελευτήσαντος δεύτερος Συμεών ο του Κλωπά, μεθ' ον τρίτος Ιούδας Ιακώβου, $Καισαρείας δε της Παλαιστίνης% πρότερον μεν Ζακχαίος όποτε τελώνης, μεθ' ον Κορνήλιος και τρίτος Θεόφιλος Αντιοχείας δε Ευόδιος μεν υπ' εμού Πέτρου, Ιγνάτιος δε υπό Παύλου της δε Αλεξανδρέων Αννιανός πρώτος υπό Μάρκου του ευαγγελιστού κεχειροτόνηται, δεύτερος δε Αβίλιος υπό Λουκά και αυτού ευαγγελιστού της δε Ρωμαίων εκκλησίας Λίνος μεν ο Κλαυδίας πρώτος υπό Παύλου, Κλήμης δε μετά τον Λίνου θάνατον υπ' εμού Πέτρου δεύτερος κεχειροτόνηται της δε Εφέσου Τιμόθεος μεν υπό Παύλου, Ιωάννης δε υπ' εμού Ιωάννου Σμύρνης δε Αρίστων πρώτος, μεθ' ον Στραταίας ο Λαόϊδος και τρίτος Αρίστων Περγάμου δε Γάϊος και Φιλαδελφείας Δημήτριος υπ' εμού το υπο δε Παύλου Λούκιος Κεγχρεών και της Κρήτης Τίτος <text:s/>Διονύσιος δε εν Αθήναις, της δε εν Φοινίκη Τριπό- λεως Μαρθόνης, της δε εν Φρυγία Λαοδικείας Αρχιππος, Κολασσαέων δε Φιλήμων -. Βεροίας δε της κατά Μακεδονίαν Ονήσιμος ο Φιλήμονος, Κρήσκης δε των κατά Γαλατίαν εκκλησιών Ακύλας δε και Νικήτης των κατά Ασίαν παροικιών, Κρίσπος δε της κατά Αίγιναν εκκλησίας. ουτοι οι υφ' ημών εμπιστευθέντες τας εν κυρίω παροικίας, ών της διδασκαλίας μνημονεύοντες πάντοτε παραφυλάσσεσθε τους ημετέρους λόγους και είη ο κύριος μεθ' υμών νύν τε και εις ατελευτήτους χρόνους, ώς αυτός είρηκεν ημίν μέλλων αναλαμβάνεσθαι προς τον εαυτού θεόν και πατέρα ,, Ιόου" γάρ, φησίν, ,,εγώ μεθ' υμών ειμι πάσας τάς ημέρας έως της συντελείας του αιώνος" αμήν."</text:p>
          </table:table-cell>
          <table:table-cell/>
          <table:table-cell office:value-type="string" calcext:value-type="string">
            <text:p>https://caesarea-maritima.org/bibl/DUAAUJRE</text:p>
          </table:table-cell>
          <table:table-cell office:value-type="float" office:value="46" calcext:value-type="float">
            <text:p>46</text:p>
          </table:table-cell>
          <table:table-cell office:value-type="string" calcext:value-type="string">
            <text:p>https://hdl.handle.net/2027/coo1.ark:/13960/t3gx4wd8s?urlappend=%3Bseq=518</text:p>
          </table:table-cell>
          <table:table-cell office:value-type="string" calcext:value-type="string">
            <text:p>Greek</text:p>
          </table:table-cell>
          <table:table-cell office:value-type="string" calcext:value-type="string">
            <text:p>https://caesarea-maritima.org/bibl/MK5G3JKF</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5.1</text:p>
          </table:table-cell>
          <table:table-cell table:number-columns-repeated="3"/>
          <table:table-cell office:value-type="string" calcext:value-type="string">
            <text:p>Greek</text:p>
          </table:table-cell>
          <table:table-cell table:number-columns-repeated="3"/>
          <table:table-cell office:value-type="string" calcext:value-type="string">
            <text:p>“Ἴσθι δὲ νῦν, ἀδελφὲ, ὅτι ἥνωνται “αἱ πρότερον διεσχισμέναι κατά τε τὴν ‟ἐκκλησίαι καὶ ἔτι προσωτέρω. καὶ πάντες εἰσὶν “ὁμόφρονες οἱ πανταχοῦ προεστῶτες, χαίροντες καθ’ “ὑπερβολὴν ἐπὶ τῇ παρὰ προσδοκίαν εἰρήνῃ γενο-μένῃ, Δημητριανὸς ἐν Ἀντιοχείᾳ, $Θεόκτιστος ἐν ‟Καισαρείᾳ,% Μαζαβάνης ἐν Αἰλίᾳ, Μαρῖνος ἐν Τυρῷ κοιμηθέντος Ἀλεξάνδρου, Ἡλιόδωρος ἐν Λαοδικείᾳ ‟ἀναπαυσαμένου Θηλυμίδρου, Ἕλενος ἐν Ταρσῷ καὶ ‘πᾶσαι αἶ τῆς Κιλικίας ἐκκλησίαι, Φιρμιλλιανὸς καὶ πᾶσα Καππαδοκία. τοὺ ’ς γὰρ περιφανεστέρους μό- ‟νους τῶν ἐπισκόπων ὠνόμασα, ἵνα μήτε μῆκος τῇ ‟ἐπιστολῇ μήτε βάρος προσάψω τῷ λόγῳ.</text:p>
          </table:table-cell>
          <table:table-cell/>
          <table:table-cell office:value-type="string" calcext:value-type="string">
            <text:p>https://caesarea-maritima.org/bibl/TC772CD7</text:p>
          </table:table-cell>
          <table:table-cell office:value-type="string" calcext:value-type="string">
            <text:p>7.5.1</text:p>
          </table:table-cell>
          <table:table-cell office:value-type="string" calcext:value-type="string">
            <text:p>https://scaife-cts.perseus.org/api/cts?request=GetPassage&amp;urn=urn:cts:greekLit:tlg2018.tlg002.opp-grc2:7.5.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12.1</text:p>
          </table:table-cell>
          <table:table-cell table:number-columns-repeated="3"/>
          <table:table-cell office:value-type="string" calcext:value-type="string">
            <text:p>Greek</text:p>
          </table:table-cell>
          <table:table-cell table:number-columns-repeated="3"/>
          <table:table-cell office:value-type="string" calcext:value-type="string">
            <text:p>Οὐαλεριανοῦ διωγμὸν τρεῖς ἐν $Καισαρείᾳ% τῆς Παλαιστίνης τῇ κατὰ Χριστὸν διαλάμψαντες ὁμολογίᾳ θείῳ κατεκοσμήθησαν μαρτυρίῳ, θηρίων γενόμενοι βορά. τούτων ὁ μὲν Πρίσκος ἐκαλεῖτο, ὁ δὲ Μάλχος, τῷ δὲ τρίτῳ Ἀλέξανδρος ὄνομα ἦν. τούτους φασὶ κατ’ ἀγρὸν οἰκοῦντας πρότερον μὲν ἑαυτοὺς ὡς ἀμελεῖς καὶ ῥᾳθύμους κακίσαι, ὅτι δὴ βραβείων, τοῦ καιροῦ τοῖς πόθου γλιχομένοις οὐρανίου διανέμοντος, ὀλιγωροῖεν αὐτοὶ μὴ οὐχὶ προαρπάζοντες τὸν τοῦ μαρτυρίου στέφανον· ταῦτα δὲ βουλευσαμένους ὁρμῆσαι ἐπὶ $τὴν Καισάρειαν%, ὁμόσ’ ἑ τε χωρῆσαι ἐπὶ τὸν δικαστὴν, καὶ τυχεῖν τοῦ προδεδηλωμένου τέλους. ἔτι πρὸς τούτοις γύναιόν τι κατὰ τὸν αὐτὸν διωγμὸν ἐν τῇ αὐτῇ πόλει τὸν ὅμοιον ἱστοροῦσιν ἀγῶνα διηθληκέναι. τῆς δὲ Μαρκίωνος αὐτὴν αἱρέσεως γενέσθαι κατέχει λόγος.</text:p>
          </table:table-cell>
          <table:table-cell/>
          <table:table-cell office:value-type="string" calcext:value-type="string">
            <text:p>https://caesarea-maritima.org/bibl/TC772CD7</text:p>
          </table:table-cell>
          <table:table-cell office:value-type="string" calcext:value-type="string">
            <text:p>7.12.1</text:p>
          </table:table-cell>
          <table:table-cell office:value-type="string" calcext:value-type="string">
            <text:p>https://scaife-cts.perseus.org/api/cts?request=GetPassage&amp;urn=urn:cts:greekLit:tlg2018.tlg002.opp-grc2:7.12.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 </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14.1</text:p>
          </table:table-cell>
          <table:table-cell table:number-columns-repeated="3"/>
          <table:table-cell office:value-type="string" calcext:value-type="string">
            <text:p>Greek</text:p>
          </table:table-cell>
          <table:table-cell table:number-columns-repeated="3"/>
          <table:table-cell office:value-type="string" calcext:value-type="string">
            <text:p>Ἐν τούτῳ δὲ τῆς μὲν Ρωμαίων ἐκκλησίας εἰσέτι τότε καθηγεῖτο Ξυστὸς, τῆς δὲ ἐπ’ Ἀντιοχείας μετὰ Φάβιον Δημητριανὸς, Φιρμιλλιανὸς δὲ Καισαρείας τῆς Καππαδοκῶν, καὶ ἐπὶ τούτοις τῶν κατὰ Πόντον ἐκκλησιῶν Γρηγόριος καὶ ὁ τούτου ἀδελφὸς Ἀθηνόδωρος, Ὠριγένους γνώριμοι. τῆς δ’ ἐπὶ Παλαιστίνης $Καισαρείας% Θεοκτίστου μεταλλάξαντος διαδέχεται τὴν ἐπισκοπὴν Δόμνος, βραχεῖ δὲ χρόνῳ τούτου διαγενομένου Θεότεκνος, ὁ καθ’ ἡμὰς, διάδοχος καθίσταται. τῆς δ’ Ὠριγένους διατριβῆς καὶ οὗτος ἦν. ἀλλὰ καὶ ἐν Ἱεροσολύμοις ἀναπαυσαμένου Μαζαβάνου τὸν θρόνον Ὑμέναιος, ὁ καὶ αὐτὸς ἐπὶ πλείστοις τοῖς καθ’ ἡμὰς διαπρέψας ἔτεσι, διεδέξατο.</text:p>
          </table:table-cell>
          <table:table-cell/>
          <table:table-cell office:value-type="string" calcext:value-type="string">
            <text:p>https://caesarea-maritima.org/bibl/TC772CD7</text:p>
          </table:table-cell>
          <table:table-cell office:value-type="string" calcext:value-type="string">
            <text:p>7.14.1</text:p>
          </table:table-cell>
          <table:table-cell office:value-type="string" calcext:value-type="string">
            <text:p>https://scaife-cts.perseus.org/api/cts?request=GetPassage&amp;urn=urn:cts:greekLit:tlg2018.tlg002.opp-grc2:7.14.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 </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float" office:value="7.15" calcext:value-type="float">
            <text:p>7.15</text:p>
          </table:table-cell>
          <table:table-cell table:number-columns-repeated="3"/>
          <table:table-cell office:value-type="string" calcext:value-type="string">
            <text:p>Greek</text:p>
          </table:table-cell>
          <table:table-cell table:number-columns-repeated="3"/>
          <table:table-cell office:value-type="string" calcext:value-type="string">
            <text:p>Κατὰ τούτους εἰρήνης ἁπανταχοῦ τῶν ἐκκλησιῶν οὔσης, ἐν $Καισαρείᾳ% τῆς Παλαιστίνης Μαρῖνος τῶν ἐν στρατείαις ἀξιώμασιτετιμημένων, γένει τε καὶ πλούτῳ περιφανὴς ἀνὴρ, διὰ τὴν Χριστοῦ μαρτυρίαν τὴν κεφαλὴν ἀποτέμνεται, τοιᾶσδε ἕνεκεν αἰτίας. τιμή τίς ἐστι παρὰ Ρωμαίοις τὸ κλῆμα, οὗ τοὺς τυχόντας φασὶν γίνεσθαι. τόπου σχολάζοντος, ἐπὶ τοῦτο προκοπῆς τὸν Μαρῖνον ἡ τοῦ βαθμοῦ τάξις ἐκάλει. ἤδη τε μέλλοντα τῆς τιμῆς ἔχεσθαι, παρελθὼν ἄλλος πρὸ τοῦ βήματος, μὴ ἐξεῖναι μὲν ἐκείνῳ τῆς Ρωμαίων μετέχειν ἀξίας κατὰ τοὺς παλαιοὺς νόμους, Χριστιανῷ γε ὄντι καὶ τοῖς βασιλεῦσι μὴ θύοντι, κατηγόρει· αὐτῷ δὲ ἐπιβάλλειν τὸν κλῆρον. ἐφ ᾧ κινηθέντα τὸν δικαστὴν (Ἀχαιὸς οὗτος ἦν) πρῶτον μὲν ἐρέσθαι ποίας ὁ Μαρῖνος εἴη γνώμης. ὡς δ ὁμολογοῦντα Χριστιανὸν ἐπιμόνως ἑώρα, τριῶν ὡρῶν ἐπιδοῦναι αὐτῷ εἰς ἐπίσκεψιν διάστημα. ἐκτὸς δῆτα γενόμενον αὐτὸν τοῦ δικαστηρίου Θεότεκνος ὁ τῇδε ἐπίσκοπος ἀφέλκει προσελθὼν δι ὁμιλίας, καὶ τῆς χειρὸς λαβὼν ἐπὶ τὴν ἐκκλησίαν προάγει, εἴσω τε πρὸς αὐτῷ στήσας τῷ ἁγιάσματι, μικρόν τι παραναστείλας αὐτοῦ τῆς χλαμύδος καὶ τὸ προσηρτημένον αὐτῷ ξίφος ἐπιδείξας, ἅμα τε ἀντιπαρατίθησι προσαγαγὼν αὐτῷ τὴν τῶν θείων εὐαγγελίων γραφὴν, κελεύσας τῶν δυεῖν ἑλέσθαι τὸ κατὰ γνώμην. ὡς δ ἀμελλητὶ τὴν δεξιὰν προτείνας ἐδέξατο τὴν θείαν γραφὴν, “ἔχου τοίνυν, ἔχου,” φησὶ πρὸς αὐτὸν ὁ Θεότεκνος, “τοῦ θεοῦ, καὶ τύχοις ὧν εἵλου, πρὸς αὐτοῦ δυναμούμενος, καὶ βάδιζε μετ εἰρήνης.” εὐθὺς ἐκεῖθεν ἐπανελθόντα αὐτὸν κῆρυξ ἐβόα καλῶν πρὸ τοῦ δικαστηρίου· καὶ γὰρ ἤδη τὰ τῆς προθεσμίας τοῦ χρόνου πεπλήρωτο. καὶ δὴ παραστὰς τῷ δικαστηρίῳ, καὶ μείζονα τῆς πίστεως τὴν προθυμίαν ἐπιδείξας, εὐθὺς, ὡς εἶχεν, ἀπαχθεὶς τὴν ἐπὶ θανάτῳ τελειοῦται. </text:p>
          </table:table-cell>
          <table:table-cell/>
          <table:table-cell office:value-type="string" calcext:value-type="string">
            <text:p>https://caesarea-maritima.org/bibl/TC772CD7</text:p>
          </table:table-cell>
          <table:table-cell office:value-type="float" office:value="7.15" calcext:value-type="float">
            <text:p>7.15</text:p>
          </table:table-cell>
          <table:table-cell office:value-type="string" calcext:value-type="string">
            <text:p>https://scaife-cts.perseus.org/api/cts?request=GetPassage&amp;urn=urn:cts:greekLit:tlg2018.tlg002.opp-grc2:7.15</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 </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28.1</text:p>
          </table:table-cell>
          <table:table-cell table:number-columns-repeated="3"/>
          <table:table-cell office:value-type="string" calcext:value-type="string">
            <text:p>Greek</text:p>
          </table:table-cell>
          <table:table-cell table:number-columns-repeated="3"/>
          <table:table-cell office:value-type="string" calcext:value-type="string">
            <text:p>Τούτων οἳ μάλιστα διέπρεπον, Φιρμιλλιανὸς μὲν τῆς Καππαδοκῶν Καισαρείας ἐπίσκοπος ἦν, Γρηγόριος δὲ καὶ Ἀθηνόδωρος ἀδελφοὶ, τῶν κατὰ Πόντον παροικιῶν ποιμένες, καὶ ἐπὶ τούτοις Ἕλενος τῆς ἐν Ταρσῷ παροικίας, καὶ Νικομᾶς τῆς ἐν Ἰκονίῳ· οὐ μὴν ἀλλὰ καὶ τῆς ἐν Ἱεροσολύμοις ἐκκλησίας Ὑμέναιος, τῆς τε ὁμόρου ταύτης $Καισαρείας% Θεότεκνος, Μάξιμος ἔτι πρὸς τούτοις· τῶν κατὰ Βόστραν δὲ καὶ οὗτος ἀδελφῶν διαπρεπῶς ἡγεῖτο· μυρίους τε ἄλλους οὐκ ἂν ἀπορήσαι τις ἅμα πρεσβυτέροις καὶ διακόνοις τῆς αὐτῆς ἕνεκεν αἰτίας ἐν τῇ προειρημένῃ πόλει τηνικάδε συγκροτηθέντας ἀπαριθμούμενος, ἀλλὰ τούτων γε οἱ μάλιστα ἐπιφανεῖς οἵδε ἦσαν.</text:p>
          </table:table-cell>
          <table:table-cell/>
          <table:table-cell office:value-type="string" calcext:value-type="string">
            <text:p>https://caesarea-maritima.org/bibl/TC772CD7</text:p>
          </table:table-cell>
          <table:table-cell office:value-type="string" calcext:value-type="string">
            <text:p>7.28.1</text:p>
          </table:table-cell>
          <table:table-cell office:value-type="string" calcext:value-type="string">
            <text:p>https://scaife-cts.perseus.org/api/cts?request=GetPassage&amp;urn=urn:cts:greekLit:tlg2018.tlg002.opp-grc2:7.28.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32.21</text:p>
          </table:table-cell>
          <table:table-cell table:number-columns-repeated="3"/>
          <table:table-cell office:value-type="string" calcext:value-type="string">
            <text:p>Greek</text:p>
          </table:table-cell>
          <table:table-cell table:number-columns-repeated="3"/>
          <table:table-cell office:value-type="string" calcext:value-type="string">
            <text:p>τούτῳ πρῶτος ὁ τῆς Παλαιστινῶν $Καισαρείας% ἐπίσκοπος Θεότεκνος χεῖρας εἰς ἐπισκοπὴν ἐπιτέθεικε, διάδοχον ἑαυτοῦ μετὰ τελευτὴν ποριεῖσθαι τῇ ἰδίᾳ παροικίᾳ προμνώμενος. καὶ δὴ ἐπὶ σμικρόν τινα χρόνον ἄμφω τῆς αὐτῆς προύστησαν ἐκκλησίας, ἀλλὰ γὰρ ἐπὶ τὴν Ἀντιόχειαν τῆς κατὰ Παῦλον συνόδου καλούσης, τὴν Λαοδικέων πόλιν παριὼν πρὸς τῶν ἀδελφῶν αὐτόθι κοιμηθέντος Εὐσεβίου κεκράτηται· </text:p>
          </table:table-cell>
          <table:table-cell/>
          <table:table-cell office:value-type="string" calcext:value-type="string">
            <text:p>https://caesarea-maritima.org/bibl/TC772CD7</text:p>
          </table:table-cell>
          <table:table-cell office:value-type="string" calcext:value-type="string">
            <text:p>7.32.21</text:p>
          </table:table-cell>
          <table:table-cell office:value-type="string" calcext:value-type="string">
            <text:p>https://scaife-cts.perseus.org/api/cts?request=GetPassage&amp;urn=urn:cts:greekLit:tlg2018.tlg002.opp-grc2:7.32.2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7.32.24</text:p>
          </table:table-cell>
          <table:table-cell table:number-columns-repeated="3"/>
          <table:table-cell office:value-type="string" calcext:value-type="string">
            <text:p>Greek</text:p>
          </table:table-cell>
          <table:table-cell table:number-columns-repeated="3"/>
          <table:table-cell office:value-type="string" calcext:value-type="string">
            <text:p>ἐν $Καισαρείᾳ% δὲ τῆς Παλαιστίνης Θεότεκνον σπουδαιότατα τὴν ἐπισκοπὴν διελθόντα Ἀγάπιος διαδέχεται, ὃν καὶ πολλὰ καμεῖν, γνησιωτάτην τε πρόνοιαν τῆς τοῦ λαοῦ προστασίας ἴσμεν πεποιημένον, πλουσίᾳ τε χειρὶ πάντων μάλιστα πενήτων ἐπιμεμελημένον</text:p>
          </table:table-cell>
          <table:table-cell/>
          <table:table-cell office:value-type="string" calcext:value-type="string">
            <text:p>https://caesarea-maritima.org/bibl/TC772CD7</text:p>
          </table:table-cell>
          <table:table-cell office:value-type="string" calcext:value-type="string">
            <text:p>7.32.24</text:p>
          </table:table-cell>
          <table:table-cell office:value-type="string" calcext:value-type="string">
            <text:p>https://scaife-cts.perseus.org/api/cts?request=GetPassage&amp;urn=urn:cts:greekLit:tlg2018.tlg002.opp-grc2:7.32.24</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8.7.1</text:p>
          </table:table-cell>
          <table:table-cell table:number-columns-repeated="3"/>
          <table:table-cell office:value-type="string" calcext:value-type="string">
            <text:p>Greek</text:p>
          </table:table-cell>
          <table:table-cell table:number-columns-repeated="3"/>
          <table:table-cell office:value-type="string" calcext:value-type="string">
            <text:p>Ἴσμεν γοῦν τοὺς ἐξ αὐτῶν διαλάμψαντας ἐν Παλαιστίνῃ, ἴσμεν δὲ καὶ τοὺς ἐν Τύρῳ τῆς Φοινίκης, οὓς τίς ἰδὼν οὐ κατεπλάγη τὰς ἀναριθμήτους μάστιγας, καὶ τὰς ἐν τούτοις τῶν ὡς ἀληθῶς παραδόξων τῆς θεοσεβείας ἀθλητῶν ἐνστάσεις, τόν τε παραχρῆμα μετὰ τὰς μάστιγας ἐν θηρσὶν αἱμοβόροις ἀγῶνα, καὶ τὰς ἐν τούτῳ παρδάλεων καὶ διαφόρων ἄρκτων, συῶν τε ἀγρίων καὶ πυρὶ καὶ σιδήρῳ κεκαυτηριασμένων βοῶν προσβολὰς, καὶ τὰς πρὸς ἕκαστον τῶν θηρίων θαυμασίους τῶν γενναίων ὑπομονάς; </text:p>
          </table:table-cell>
          <table:table-cell/>
          <table:table-cell office:value-type="string" calcext:value-type="string">
            <text:p>https://caesarea-maritima.org/bibl/TC772CD7</text:p>
          </table:table-cell>
          <table:table-cell office:value-type="string" calcext:value-type="string">
            <text:p>8.7.1</text:p>
          </table:table-cell>
          <table:table-cell office:value-type="string" calcext:value-type="string">
            <text:p>https://scaife-cts.perseus.org/api/cts?request=GetPassage&amp;urn=urn:cts:greekLit:tlg2018.tlg002.opp-grc2:8.7.1</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row table:style-name="ro1">
          <table:table-cell/>
          <table:table-cell office:value-type="string" calcext:value-type="string">
            <text:p>Eusebius</text:p>
          </table:table-cell>
          <table:table-cell/>
          <table:table-cell office:value-type="string" calcext:value-type="string">
            <text:p>Historia ecclesiastica</text:p>
          </table:table-cell>
          <table:table-cell office:value-type="string" calcext:value-type="string">
            <text:p>urn:cts:greekLit:tlg2018.tlg002</text:p>
          </table:table-cell>
          <table:table-cell office:value-type="string" calcext:value-type="string">
            <text:p>https://scaife-cts.perseus.org/api/cts?request=GetPassage&amp;urn=</text:p>
          </table:table-cell>
          <table:table-cell office:value-type="string" calcext:value-type="string">
            <text:p>8.13.6</text:p>
          </table:table-cell>
          <table:table-cell table:number-columns-repeated="3"/>
          <table:table-cell office:value-type="string" calcext:value-type="string">
            <text:p>Greek</text:p>
          </table:table-cell>
          <table:table-cell table:number-columns-repeated="3"/>
          <table:table-cell office:value-type="string" calcext:value-type="string">
            <text:p>καὶ τὸ μέγα δὲ κλέος τῆς $Καισαρέων% παροικίας ἐν τούτοις ἡμῖν μνημονευέσθω Πάμφιλος πρεσβύτερος, τῶν καθ’ ἡμᾶς θαυμασιώτατος, οὗ τῶν ἀνδραγαθημάτων τὴν ἀρετὴν κατὰ τὸν δέοντα καιρὸν ἀνεγράψαμεν.</text:p>
          </table:table-cell>
          <table:table-cell/>
          <table:table-cell office:value-type="string" calcext:value-type="string">
            <text:p>https://caesarea-maritima.org/bibl/TC772CD7</text:p>
          </table:table-cell>
          <table:table-cell office:value-type="string" calcext:value-type="string">
            <text:p>8.13.6</text:p>
          </table:table-cell>
          <table:table-cell office:value-type="string" calcext:value-type="string">
            <text:p>https://scaife-cts.perseus.org/api/cts?request=GetPassage&amp;urn=urn:cts:greekLit:tlg2018.tlg002.opp-grc2:8.13.6</text:p>
          </table:table-cell>
          <table:table-cell office:value-type="string" calcext:value-type="string">
            <text:p>Greek</text:p>
          </table:table-cell>
          <table:table-cell office:value-type="string" calcext:value-type="string">
            <text:p>https://caesarea-maritima.org/bibl/U6VYXXZG</text:p>
          </table:table-cell>
          <table:table-cell table:number-columns-repeated="2"/>
          <table:table-cell office:value-type="string" calcext:value-type="string">
            <text:p>https://caesarea-maritima.org/bibl/</text:p>
          </table:table-cell>
          <table:table-cell table:number-columns-repeated="3"/>
          <table:table-cell office:value-type="string" calcext:value-type="string">
            <text:p>https://caesarea-maritima.org/bibl/</text:p>
          </table:table-cell>
          <table:table-cell office:value-type="string" calcext:value-type="string">
            <text:p>Elian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3:11:38.699892742</meta:creation-date>
    <dc:date>2020-06-19T13:13:36.135988638</dc:date>
    <meta:editing-duration>PT1M58S</meta:editing-duration>
    <meta:editing-cycles>1</meta:editing-cycles>
    <meta:document-statistic meta:table-count="1" meta:cell-count="176" meta:object-count="0"/>
    <meta:generator>LibreOffice/5.0.1.2$MacOSX_X86_64 LibreOffice_project/81898c9f5c0d43f3473ba111d7b351050be20261</meta:generator>
  </office:meta>
</office:document-meta>
</file>